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45F9831A6A57D99A.png" manifest:media-type="image/png"/>
  <manifest:file-entry manifest:full-path="Pictures/10000201000000100000001039001BCF259E8A75.png" manifest:media-type="image/png"/>
  <manifest:file-entry manifest:full-path="Pictures/100002010000001200000010094C2DFE42610614.png" manifest:media-type="image/png"/>
  <manifest:file-entry manifest:full-path="Pictures/1000020100000012000000106935FE35585E12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rsid="00cb21d1" officeooo:paragraph-rsid="00cb21d1"/>
    </style:style>
    <style:style style:name="P12" style:family="paragraph" style:parent-style-name="Standard">
      <style:text-properties officeooo:rsid="00f33a3e" officeooo:paragraph-rsid="00f33a3e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paragraph-rsid="00ba022c"/>
    </style:style>
    <style:style style:name="P16" style:family="paragraph" style:parent-style-name="Tableau_20_libellé">
      <style:text-properties officeooo:rsid="00bdf55e" officeooo:paragraph-rsid="00bdf55e"/>
    </style:style>
    <style:style style:name="P17" style:family="paragraph" style:parent-style-name="Tableau_20_libellé">
      <style:text-properties officeooo:rsid="00d45f0f" officeooo:paragraph-rsid="00d45f0f"/>
    </style:style>
    <style:style style:name="P18" style:family="paragraph" style:parent-style-name="Tableau_20_libellé">
      <style:text-properties officeooo:rsid="00e88963" officeooo:paragraph-rsid="00e88963"/>
    </style:style>
    <style:style style:name="P19" style:family="paragraph" style:parent-style-name="Tableau_20_valeur">
      <style:text-properties officeooo:rsid="00af52be" officeooo:paragraph-rsid="00ba022c"/>
    </style:style>
    <style:style style:name="P20" style:family="paragraph" style:parent-style-name="Tableau_20_valeur">
      <style:text-properties officeooo:rsid="00af52be" officeooo:paragraph-rsid="00bdf55e"/>
    </style:style>
    <style:style style:name="P21" style:family="paragraph" style:parent-style-name="Tableau_20_valeur">
      <style:text-properties officeooo:paragraph-rsid="00ba022c"/>
    </style:style>
    <style:style style:name="P22" style:family="paragraph" style:parent-style-name="Tableau_20_valeur">
      <style:text-properties officeooo:rsid="00bdf55e" officeooo:paragraph-rsid="00bdf55e"/>
    </style:style>
    <style:style style:name="P23" style:family="paragraph" style:parent-style-name="Tableau_20_valeur">
      <style:text-properties officeooo:rsid="00cb21d1" officeooo:paragraph-rsid="00cb21d1"/>
    </style:style>
    <style:style style:name="P24" style:family="paragraph" style:parent-style-name="Tableau_20_valeur">
      <style:text-properties officeooo:paragraph-rsid="00d45f0f"/>
    </style:style>
    <style:style style:name="P25" style:family="paragraph" style:parent-style-name="Tableau_20_valeur">
      <style:text-properties officeooo:paragraph-rsid="00e88963"/>
    </style:style>
    <style:style style:name="P26" style:family="paragraph" style:parent-style-name="Tableau_20_valeur">
      <style:text-properties officeooo:rsid="00f33a3e" officeooo:paragraph-rsid="00f33a3e"/>
    </style:style>
    <style:style style:name="P27" style:family="paragraph" style:parent-style-name="Titre_20_document">
      <style:text-properties officeooo:rsid="00ce21da"/>
    </style:style>
    <style:style style:name="P2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33" style:family="paragraph" style:parent-style-name="Titre_20_Action">
      <style:text-properties officeooo:paragraph-rsid="005056cc"/>
    </style:style>
    <style:style style:name="P34" style:family="paragraph" style:parent-style-name="Titre_20_OO">
      <style:text-properties officeooo:paragraph-rsid="00423794"/>
    </style:style>
    <style:style style:name="P35" style:family="paragraph" style:parent-style-name="Titre_20_Tache">
      <style:text-properties officeooo:paragraph-rsid="00ba022c"/>
    </style:style>
    <style:style style:name="P36" style:family="paragraph" style:parent-style-name="Titre_20_OS">
      <style:text-properties officeooo:paragraph-rsid="00410c4e"/>
    </style:style>
    <style:style style:name="P37" style:family="paragraph" style:parent-style-name="Standard">
      <style:text-properties fo:font-size="6pt" style:font-size-asian="6pt" style:font-size-complex="6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38"><text:span text:style-name="T8">do section- if view.is_dashboard()</text:span></text:p></office:annotation><office:annotation><dc:creator>sge</dc:creator><dc:date>2016-09-30T09:15:47</dc:date><text:p text:style-name="P38"><text:span text:style-name="T18">do text if view.uids_to_objs(brains)</text:span></text:p></office:annotation><text:span text:style-name="T2">brains (cette ligne sera enlevée)</text:span></text:p>
        <text:p text:style-name="P13"><office:annotation><dc:creator>sge </dc:creator><dc:date>2013-10-18T14:28:03</dc:date><text:p text:style-name="P38"><text:span text:style-name="T15">do text if context.getPortalTypeName()=='</text:span><text:span text:style-name="T14">projectspace</text:span><text:span text:style-name="T15">'</text:span></text:p></office:annotation><text:span text:style-name="T3">Sélection d’</text:span>objectif<text:span text:style-name="T3">s</text:span> stratégique<text:span text:style-name="T3">s</text:span></text:p>
        <text:p text:style-name="P13"><office:annotation><dc:creator>sge </dc:creator><dc:date>2013-10-18T14:28:03</dc:date><text:p text:style-name="P3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3"><office:annotation><dc:creator>sge </dc:creator><dc:date>2013-10-18T14:28:03</dc:date><text:p text:style-name="P38"><text:span text:style-name="T15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8"><text:span text:style-name="T8">do section- if not view.is_dashboard()</text:span></text:p></office:annotation><office:annotation><dc:creator>sge </dc:creator><dc:date>2013-10-18T14:28:03</dc:date><text:p text:style-name="P38"><text:span text:style-name="T15">do text if context.getPortalTypeName()=='</text:span><text:span text:style-name="T14">strategicobjective</text:span><text:span text:style-name="T15">'</text:span></text:p></office:annotation><text:span text:style-name="T5">Fiche d’un </text:span>objectif stratégique</text:p>
        <text:p text:style-name="P14"><office:annotation><dc:creator>sge </dc:creator><dc:date>2013-10-18T14:28:03</dc:date><text:p text:style-name="P38"><text:span text:style-name="T15">do text if context.getPortalTypeName()=='operationalobjective'</text:span></text:p></office:annotation><text:span text:style-name="T5">Fiche d’un </text:span>objectif opérationnel</text:p>
        <text:p text:style-name="P14"><office:annotation><dc:creator>sge </dc:creator><dc:date>2013-10-18T14:28:03</dc:date><text:p text:style-name="P38"><text:span text:style-name="T15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1" text:name="Section table mat">
        <text:p text:style-name="P9"><office:annotation><dc:creator>sge</dc:creator><dc:date>2016-09-29T15:09:49</dc:date><text:p text:style-name="P38"><text:span text:style-name="T17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28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31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29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30"><text:a xlink:type="simple" xlink:href="#__RefHeading___Toc65921_3142966516" text:style-name="Index_20_Link" text:visited-style-name="Index_20_Link"><text:span text:style-name="Couleur_20_niv_20_4">1.1.1.1 </text:span></text:a><text:a xlink:type="simple" xlink:href="#__RefHeading___Toc65921_3142966516" text:style-name="Index_20_Link" text:visited-style-name="Index_20_Link">task.Title()<text:tab/>3</text:a></text:p>
          </text:index-body>
        </text:table-of-content>
        <text:p text:style-name="P9"/>
      </text:section>
      <text:p text:style-name="P5"/>
      <text:section text:style-name="Sect1" text:name="Section OS">
        <text:p text:style-name="P8"/>
        <text:p text:style-name="P32"><office:annotation><dc:creator>sge</dc:creator><dc:date>2016-09-05T15:40:08</dc:date><text:p text:style-name="P38"><text:span text:style-name="T14">do section- for so in view.getStrategicObjectives(skip_states=view.skip_states())</text:span></text:p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36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loext:mime-type="image/png"/></draw:frame><text:bookmark-start text:name="__RefHeading___Toc781_1946196899"/><office:annotation><dc:creator>sge</dc:creator><dc:date>2016-09-02T14:45:56</dc:date><text:p text:style-name="P38"><text:span text:style-name="T16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P12"><office:annotation><dc:creator>sge </dc:creator><dc:date>2013-10-21T23:36:44</dc:date><text:p text:style-name="P38"><text:span text:style-name="T13">do row if so.description</text:span></text:p></office:annotation>Description</text:p>
            </table:table-cell>
            <table:table-cell table:style-name="Tableau2.B2" office:value-type="string">
              <text:p text:style-name="P26"><office:annotation><dc:creator>sge </dc:creator><dc:date>2013-10-21T23:36:08</dc:date><text:p text:style-name="P38"><text:span text:style-name="T9">do text</text:span></text:p><text:p text:style-name="P38"><text:span text:style-name="T9">from xhtml(so_v.display_text_as_html('description'))</text:span></text:p></office:annotation>champ description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18T15:09:03</dc:date><text:p text:style-name="P38"><text:span text:style-name="T13">do row if so.categories</text:span></text:p></office:annotation><text:span text:style-name="T7">Catégorie</text:span></text:p>
            </table:table-cell>
            <table:table-cell table:style-name="Tableau2.B3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8"><text:span text:style-name="T13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8"><text:span text:style-name="T15">do text</text:span></text:p><text:p text:style-name="P38"><text:span text:style-name="T15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8"><text:span text:style-name="T15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8"><text:span text:style-name="T16">do text</text:span></text:p><text:p text:style-name="P38"><text:span text:style-name="T16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8"><text:span text:style-name="T15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8"><text:span text:style-name="T15">do text</text:span></text:p><text:p text:style-name="P38"><text:span text:style-name="T15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8"><text:span text:style-name="T13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8"><text:span text:style-name="T9">do text</text:span></text:p><text:p text:style-name="P38"><text:span text:style-name="T9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1"><office:annotation><dc:creator>sge</dc:creator><dc:date>2017-01-12T10:45:16</dc:date><text:p text:style-name="P38"><text:span text:style-name="T11">do row if so_v.get_value('comments')</text:span></text:p></office:annotation>Commentaire</text:p>
            </table:table-cell>
            <table:table-cell table:style-name="Tableau2.B3" office:value-type="string">
              <text:p text:style-name="P23"><office:annotation><dc:creator>sge</dc:creator><dc:date>2017-01-12T10:45:51</dc:date><text:p text:style-name="P38"><text:span text:style-name="T9">do text</text:span></text:p><text:p text:style-name="P38"><text:span text:style-name="T9">from so_v.render_xhtml('comments')</text:span></text:p></office:annotation>Champ commentaires</text:p>
            </table:table-cell>
          </table:table-row>
        </table:table>
        <text:p text:style-name="P3"/>
        <text:section text:style-name="Sect1" text:name="Section OO">
          <text:p text:style-name="P9"><office:annotation><dc:creator>sge</dc:creator><dc:date>2016-09-05T15:17:45</dc:date><text:p text:style-name="P38"><text:span text:style-name="T10">do section- for oo in view.getOperationalObjectives(so=so, </text:span><text:span text:style-name="T14">skip_states=view.skip_states()</text:span><text:span text:style-name="T10">)</text:span></text:p></office:annotatio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34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loext:mime-type="image/png"/></draw:frame><text:bookmark-start text:name="__RefHeading___Toc783_1946196899"/><office:annotation><dc:creator>sge</dc:creator><dc:date>2016-09-05T15:20:16</dc:date><text:p text:style-name="P38"><text:span text:style-name="T9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8"><text:span text:style-name="T13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8"><text:span text:style-name="T9">do text</text:span></text:p><text:p text:style-name="P38"><text:span text:style-name="T9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8"><text:span text:style-name="T13">do row if oo.categories</text:span></text:p></office:annotation><text:span text:style-name="T7">Catégorie</text:span>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8"><text:span text:style-name="T13">do text</text:span><text:span text:style-name="T15"> if oo.result_indicator</text:span></text:p><text:p text:style-name="P38"><text:span text:style-name="T13">from xhtml(oo_v</text:span><text:span text:style-name="T15">.display_widget('result_indicator'</text:span><text:span text:style-name="T13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8"><text:span text:style-name="T13">do row if oo.</text:span><text:span text:style-name="T15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8"><text:span text:style-name="T9">do text</text:span></text:p><text:p text:style-name="P38"><text:span text:style-name="T9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8"><text:span text:style-name="T13">do text if oo.budget</text:span></text:p><text:p text:style-name="P38"><text:span text:style-name="T13">from xhtml(oo_v</text:span><text:span text:style-name="T15">.</text:span><text:span text:style-name="T13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8"><text:span text:style-name="T15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8"><text:span text:style-name="T15">do text</text:span></text:p><text:p text:style-name="P38"><text:span text:style-name="T15">from oo_v.</text:span><text:span text:style-name="T12">render_xhtml</text:span><text:span text:style-name="T15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8"><text:span text:style-name="T13">do row if oo_</text:span><text:span text:style-name="T15">v.</text:span><text:span text:style-name="T13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8"><text:span text:style-name="T15">do text</text:span></text:p><text:p text:style-name="P38"><text:span text:style-name="T15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8"><text:span text:style-name="T13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8"><text:span text:style-name="T15">do text</text:span></text:p><text:p text:style-name="P38"><text:span text:style-name="T15">from oo_v.</text:span><text:span text:style-name="T12">render_xhtml</text:span><text:span text:style-name="T15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8"><text:span text:style-name="T15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8"><text:span text:style-name="T15">do text</text:span></text:p><text:p text:style-name="P38"><text:span text:style-name="T15">from oo_v.</text:span><text:span text:style-name="T12">render_xhtml</text:span><text:span text:style-name="T15">('comments')</text:span></text:p></office:annotation>champ comments</text:p>
              </table:table-cell>
            </table:table-row>
          </table:table>
          <text:p text:style-name="P2"/>
          <text:section text:style-name="Sect1" text:name="Section Action">
            <text:p text:style-name="P9"><office:annotation><dc:creator>sge</dc:creator><dc:date>2016-09-06T13:10:29</dc:date><text:p text:style-name="P38"><text:span text:style-name="T10">do section- for act in view.getActions(oo=oo, </text:span><text:span text:style-name="T14">skip_states=view.skip_states()</text:span><text:span text:style-name="T10">)</text:span></text:p></office:annotatio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33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loext:mime-type="image/png"/></draw:frame><text:bookmark-start text:name="__RefHeading___Toc785_1946196899"/><office:annotation><dc:creator>sge</dc:creator><dc:date>2016-09-06T13:13:34</dc:date><text:p text:style-name="P38"><text:span text:style-name="T10">do table with act_v=view.</text:span><text:span text:style-name="T9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8"><text:span text:style-name="T10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8"><text:span text:style-name="T9">do text</text:span></text:p><text:p text:style-name="P38"><text:span text:style-name="T9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3" office:value-type="string">
                  <text:p text:style-name="P17"><office:annotation><dc:creator>sge </dc:creator><dc:date>2013-10-18T15:09:43</dc:date><text:p text:style-name="P38"><text:span text:style-name="T13">do row if act.categories</text:span></text:p></office:annotation>Catégorie</text:p>
                </table:table-cell>
                <table:table-cell table:style-name="Tableau14.B3" office:value-type="string">
                  <text:p text:style-name="P24"><text:text-input text:description="">act_v.display_voc('categories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Échéance</text:p>
                </table:table-cell>
                <table:table-cell table:style-name="Tableau14.B12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ext:soft-page-break/>
              <table:table-row>
                <table:table-cell table:style-name="Tableau14.A12" office:value-type="string">
                  <text:p text:style-name="P18">Responsable mandataire</text:p>
                </table:table-cell>
                <table:table-cell table:style-name="Tableau14.B12" office:value-type="string">
                  <text:p text:style-name="P25"><text:text-input text:description="">act_v.display_voc('representative_responsible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Indice de santé</text:p>
                </table:table-cell>
                <table:table-cell table:style-name="Tableau14.B12" office:value-type="string">
                  <text:p text:style-name="Tableau_20_valeur"><office:annotation><dc:creator>sge </dc:creator><dc:date>2013-06-17T14:29:33</dc:date><text:p text:style-name="P38"><text:span text:style-name="T10">do text</text:span></text:p><text:p text:style-name="P38"><text:span text:style-name="T10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2" office:value-type="string">
                  <text:p text:style-name="Tableau_20_libellé">Service</text:p>
                </table:table-cell>
                <table:table-cell table:style-name="Tableau14.B12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<office:annotation><dc:creator>sge </dc:creator><dc:date>2013-10-21T23:33:12</dc:date><text:p text:style-name="P38"><text:span text:style-name="T10">do row if act_v.get_value('extra_concerned_people')</text:span></text:p></office:annotation>Partenaires</text:p>
                </table:table-cell>
                <table:table-cell table:style-name="Tableau14.B12" office:value-type="string">
                  <text:p text:style-name="Tableau_20_valeur"><office:annotation><dc:creator>sge </dc:creator><dc:date>2013-06-17T12:54:19</dc:date><text:p text:style-name="P38"><text:span text:style-name="T9">do text</text:span></text:p><text:p text:style-name="P38"><text:span text:style-name="T9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2" office:value-type="string">
                  <text:p text:style-name="Tableau_20_libellé">Budget propre</text:p>
                </table:table-cell>
                <table:table-cell table:style-name="Tableau14.B12" office:value-type="string">
                  <text:p text:style-name="Tableau_20_valeur"><office:annotation><dc:creator>sge </dc:creator><dc:date>2013-06-17T12:34:05</dc:date><text:p text:style-name="P38"><text:span text:style-name="T10">do text if act.budget</text:span></text:p><text:p text:style-name="P38"><text:span text:style-name="T10">from xhtml(act_v.getOwnBudget())</text:span></text:p></office:annotation>champ budget</text:p>
                </table:table-cell>
              </table:table-row>
              <table:table-row>
                <table:table-cell table:style-name="Tableau14.A12" office:value-type="string">
                  <text:p text:style-name="Tableau_20_libellé"><office:annotation><dc:creator>sge </dc:creator><dc:date>2013-10-18T15:36:30</dc:date><text:p text:style-name="P38"><text:span text:style-name="T10">do row if act_v.get_value('budget_comments')</text:span></text:p></office:annotation>Commentaires budget</text:p>
                </table:table-cell>
                <table:table-cell table:style-name="Tableau14.B12" office:value-type="string">
                  <text:p text:style-name="Tableau_20_valeur"><office:annotation><dc:creator>sge </dc:creator><dc:date>2013-09-18T13:05:33</dc:date><text:p text:style-name="P38"><text:span text:style-name="T10">do text</text:span></text:p><text:p text:style-name="P38"><text:span text:style-name="T10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11" office:value-type="string">
                  <text:p text:style-name="Tableau_20_libellé">Progression</text:p>
                </table:table-cell>
                <table:table-cell table:style-name="Tableau14.B11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2" office:value-type="string">
                  <text:p text:style-name="Tableau_20_libellé"><office:annotation><dc:creator>sge </dc:creator><dc:date>2013-10-18T15:36:44</dc:date><text:p text:style-name="P38"><text:span text:style-name="T10">do row if act_v.get_value('observation')</text:span></text:p></office:annotation>Constat</text:p>
                </table:table-cell>
                <table:table-cell table:style-name="Tableau14.B12" office:value-type="string">
                  <text:p text:style-name="Tableau_20_valeur"><office:annotation><dc:creator>sge </dc:creator><dc:date>2013-06-17T13:13:51</dc:date><text:p text:style-name="P38"><text:span text:style-name="T10">do text</text:span></text:p><text:p text:style-name="P38"><text:span text:style-name="T10">from act_v.</text:span><text:span text:style-name="T12">render_xhtml</text:span><text:span text:style-name="T10">('observation'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18T15:36:44</dc:date><text:p text:style-name="P38"><text:span text:style-name="T10">do row if act_v.get_value('comments')</text:span></text:p></office:annotation>Commentaires</text:p>
                </table:table-cell>
                <table:table-cell table:style-name="Tableau14.B13" office:value-type="string">
                  <text:p text:style-name="Tableau_20_valeur"><office:annotation><dc:creator>sge </dc:creator><dc:date>2013-06-17T13:13:51</dc:date><text:p text:style-name="P38"><text:span text:style-name="T10">do text</text:span></text:p><text:p text:style-name="P38"><text:span text:style-name="T10">from act_v.</text:span><text:span text:style-name="T12">render_xhtml</text:span><text:span text:style-name="T10">('comments')</text:span></text:p></office:annotation>champ comments</text:p>
                </table:table-cell>
              </table:table-row>
            </table:table>
            <text:p text:style-name="P4"/>
            <text:section text:style-name="Sect1" text:name="Section Tache">
              <text:p text:style-name="P6"><office:annotation><dc:creator>sge</dc:creator><dc:date>2016-11-24T11:10:56</dc:date><text:p text:style-name="P38"><text:span text:style-name="T9">do section- if with_tasks</text:span></text:p><text:p text:style-name="P38"><text:span text:style-name="T11">for task in view.getTasks(action=act, skip_states=view.skip_states()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row>
                  <table:table-cell table:style-name="Tableau3.A1" table:number-columns-spanned="2" office:value-type="string">
                    <text:h text:style-name="P35" text:outline-level="4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loext:mime-type="image/png"/></draw:frame><text:bookmark-start text:name="__RefHeading___Toc65921_3142966516"/><office:annotation><dc:creator>sge</dc:creator><dc:date>2016-09-06T13:13:34</dc:date><text:p text:style-name="P38"><text:span text:style-name="T10">do table with task_v=view.</text:span><text:span text:style-name="T9">getDGHV(task)</text:span></text:p></office:annotation><text:span text:style-name="T6"><text:text-input text:description="">task.Title()</text:text-input></text:span><text:bookmark-end text:name="__RefHeading___Toc65921_3142966516"/></text:h>
                  </table:table-cell>
                  <table:covered-table-cell/>
                </table:table-row>
                <table:table-row>
                  <table:table-cell table:style-name="Tableau3.A2" office:value-type="string">
                    <text:p text:style-name="P15"><office:annotation><dc:creator>sge </dc:creator><dc:date>2013-10-21T23:29:43</dc:date><text:p text:style-name="P38"><text:span text:style-name="T10">do row if task_v.get_value('task_description')</text:span></text:p></office:annotation>Description</text:p>
                  </table:table-cell>
                  <table:table-cell table:style-name="Tableau3.B2" office:value-type="string">
                    <text:p text:style-name="P21"><office:annotation><dc:creator>sge </dc:creator><dc:date>2013-10-21T23:27:35</dc:date><text:p text:style-name="P38"><text:span text:style-name="T9">do text</text:span></text:p><text:p text:style-name="P38"><text:span text:style-name="T9">from task_v.render_xhtml('task_description')</text:span></text:p></office:annotation>champ description</text:p>
                  </table:table-cell>
                </table:table-row>
                <table:table-row>
                  <table:table-cell table:style-name="Tableau3.A3" office:value-type="string">
                    <text:p text:style-name="P16">Service</text:p>
                  </table:table-cell>
                  <table:table-cell table:style-name="Tableau3.B3" office:value-type="string">
                    <text:p text:style-name="P22"><text:text-input text:description="">task_v.display_voc('assigned_group')</text:text-input></text:p>
                  </table:table-cell>
                </table:table-row>
                <table:table-row>
                  <table:table-cell table:style-name="Tableau3.A4" office:value-type="string">
                    <text:p text:style-name="P16">Utilisateur</text:p>
                  </table:table-cell>
                  <table:table-cell table:style-name="Tableau3.B4" office:value-type="string">
                    <text:p text:style-name="P20"><text:text-input text:description="">task_v.display_voc('assigned_user')</text:text-input></text:p>
                  </table:table-cell>
                </table:table-row>
                <table:table-row>
                  <table:table-cell table:style-name="Tableau3.A5" office:value-type="string">
                    <text:p text:style-name="P15">Échéance</text:p>
                  </table:table-cell>
                  <table:table-cell table:style-name="Tableau3.B5" office:value-type="string">
                    <text:p text:style-name="P19"><text:text-input text:description="">task_v.display_date('due_date')</text:text-input></text:p>
                  </table:table-cell>
                </table:table-row>
              </table:table>
              <text:p text:style-name="P7"/>
            </text:section>
            <text:p text:style-name="P4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6.1.6.3$Linux_X86_64 LibreOffice_project/10$Build-3</meta:generator>
    <dc:date>2019-07-01T11:39:22.738736706</dc:date>
    <dc:creator>bleybaert</dc:creator>
    <meta:editing-duration>P2DT10H24M22S</meta:editing-duration>
    <meta:editing-cycles>217</meta:editing-cycles>
    <meta:document-statistic meta:table-count="4" meta:image-count="4" meta:object-count="0" meta:page-count="3" meta:paragraph-count="97" meta:word-count="215" meta:character-count="1902" meta:non-whitespace-character-count="1820"/>
  </office:meta>
</office:document-meta>
</file>